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E000001DD998EC071.png"/>
  <manifest:file-entry manifest:media-type="image/png" manifest:full-path="Pictures/10000201000004BB0000028588BDD7D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ff000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.403cm, 2.335cm, 0cm, 0.564cm)" draw:image-opacity="100%" style:mirror="none"/>
    </style:style>
    <style:style style:name="gr2" style:family="graphic" style:parent-style-name="standard">
      <style:graphic-properties draw:stroke="solid" svg:stroke-width="0.1cm" svg:stroke-color="#ff0000" draw:marker-start-width="0.45cm" draw:marker-end-width="0.45cm" draw:fill="none" draw:textarea-horizontal-align="center" draw:textarea-vertical-align="middle" draw:color-mode="standard" draw:luminance="-10%" draw:contrast="14%" draw:gamma="100%" draw:red="0%" draw:green="0%" draw:blue="0%" fo:clip="rect(0cm, 0cm, 0cm, 0.451cm)" draw:image-opacity="100%" style:mirror="none"/>
    </style:style>
    <style:style style:name="gr3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9.647cm" svg:height="11.233cm" svg:x="0.496cm" svg:y="0.487cm">
          <draw:image xlink:href="Pictures/10000201000004BB0000028588BDD7D8.png" xlink:type="simple" xlink:show="embed" xlink:actuate="onLoad">
            <text:p/>
          </draw:image>
        </draw:frame>
        <draw:frame draw:style-name="gr2" draw:text-style-name="P1" draw:layer="layout" svg:width="9.491cm" svg:height="10.965cm" svg:x="8.48cm" svg:y="3.256cm">
          <draw:image xlink:href="Pictures/10000201000001AE000001DD998EC071.png" xlink:type="simple" xlink:show="embed" xlink:actuate="onLoad">
            <text:p/>
          </draw:image>
        </draw:frame>
        <draw:custom-shape draw:style-name="gr3" draw:text-style-name="P1" draw:layer="layout" svg:width="2.126cm" svg:height="1.084cm" draw:transform="rotate (-0.349065850399987) translate (5.062cm 5.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1cm" fo:margin-bottom="0.031cm" fo:margin-left="0cm" fo:margin-right="0cm" fo:page-width="21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5T11:15:59</meta:creation-date>
    <dc:date>2012-05-30T10:47:39</dc:date>
    <meta:editing-duration>PT34H59M03S</meta:editing-duration>
    <meta:editing-cycles>2</meta:editing-cycles>
    <meta:generator>OpenOffice.org/3.0$Linux OpenOffice.org_project/300m15$Build-9379</meta:generator>
    <meta:document-statistic meta:object-count="3"/>
    <meta:user-defined meta:name="Info 1"/>
    <meta:user-defined meta:name="Info 2"/>
    <meta:user-defined meta:name="Info 3"/>
    <meta:user-defined meta:name="Info 4"/>
  </office:meta>
</office:document-meta>
</file>